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6" svg:font-family="FreeSerif" style:font-family-generic="roman" style:font-pitch="variable"/>
    <style:font-face style:name="FreeSerif5" svg:font-family="FreeSerif" style:font-adornments="Dőlt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a5" style:family="table">
      <style:table-properties style:width="8.502cm" style:rel-width="50%" table:align="center"/>
    </style:style>
    <style:style style:name="Tábla5.A" style:family="table-column">
      <style:table-column-properties style:column-width="8.502cm" style:rel-column-width="4818*"/>
    </style:style>
    <style:style style:name="Tábla5.A1" style:family="table-cell">
      <style:table-cell-properties fo:padding="0.097cm" fo:border="0.002cm solid #000000"/>
    </style:style>
    <style:style style:name="Tábla1" style:family="table">
      <style:table-properties style:width="10.054cm" fo:margin-left="1.042cm" fo:margin-right="5.625cm" table:align="margins"/>
    </style:style>
    <style:style style:name="Tábla1.A" style:family="table-column">
      <style:table-column-properties style:column-width="5.002cm" style:rel-column-width="2836*"/>
    </style:style>
    <style:style style:name="Tábla1.B" style:family="table-column">
      <style:table-column-properties style:column-width="2.034cm" style:rel-column-width="1153*"/>
    </style:style>
    <style:style style:name="Tábla1.C" style:family="table-column">
      <style:table-column-properties style:column-width="3.014cm" style:rel-column-width="1709*"/>
    </style:style>
    <style:style style:name="Tábla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1.C1" style:family="table-cell">
      <style:table-cell-properties fo:background-color="#e6e6e6" fo:padding="0.097cm" fo:border="0.002cm solid #000000">
        <style:background-image/>
      </style:table-cell-properties>
    </style:style>
    <style:style style:name="Tábla1.A2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a1.C2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2" style:family="table">
      <style:table-properties style:width="7.659cm" fo:margin-left="1.042cm" fo:margin-right="8.02cm" table:align="margins"/>
    </style:style>
    <style:style style:name="Tábla2.A" style:family="table-column">
      <style:table-column-properties style:column-width="3.196cm" style:rel-column-width="27352*"/>
    </style:style>
    <style:style style:name="Tábla2.B" style:family="table-column">
      <style:table-column-properties style:column-width="1.612cm" style:rel-column-width="13793*"/>
    </style:style>
    <style:style style:name="Tábla2.C" style:family="table-column">
      <style:table-column-properties style:column-width="2.85cm" style:rel-column-width="24390*"/>
    </style:style>
    <style:style style:name="Tábla2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2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a2.A2" style:family="table-cell">
      <style:table-cell-properties fo:padding="0.097cm" fo:border-left="0.002cm solid #000000" fo:border-right="none" fo:border-top="none" fo:border-bottom="0.002cm solid #000000"/>
    </style:style>
    <style:style style:name="Tá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a4" style:family="table">
      <style:table-properties style:width="9.246cm" fo:margin-left="1.042cm" fo:margin-right="6.433cm" table:align="margins"/>
    </style:style>
    <style:style style:name="Tábla4.A" style:family="table-column">
      <style:table-column-properties style:column-width="4.503cm" style:rel-column-width="31916*"/>
    </style:style>
    <style:style style:name="Tábla4.B" style:family="table-column">
      <style:table-column-properties style:column-width="1.6cm" style:rel-column-width="11336*"/>
    </style:style>
    <style:style style:name="Tábla4.C" style:family="table-column">
      <style:table-column-properties style:column-width="3.143cm" style:rel-column-width="22283*"/>
    </style:style>
    <style:style style:name="Tábla4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4.C1" style:family="table-cell">
      <style:table-cell-properties fo:background-color="#b3b3b3" fo:padding="0.097cm" fo:border="0.002cm solid #000000">
        <style:background-image/>
      </style:table-cell-properties>
    </style:style>
    <style:style style:name="Tábla4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ábla4.C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4.A3" style:family="table-cell">
      <style:table-cell-properties fo:padding="0.097cm" fo:border-left="0.002cm solid #000000" fo:border-right="none" fo:border-top="none" fo:border-bottom="0.002cm solid #000000"/>
    </style:style>
    <style:style style:name="Tábla4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a4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ábla4.C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6" style:family="table">
      <style:table-properties style:width="16.722cm" table:align="margins"/>
    </style:style>
    <style:style style:name="Tábla6.A" style:family="table-column">
      <style:table-column-properties style:column-width="16.722cm" style:rel-column-width="65535*"/>
    </style:style>
    <style:style style:name="Tábla6.A1" style:family="table-cell">
      <style:table-cell-properties fo:padding="0.097cm" fo:border="0.002cm solid #000000"/>
    </style:style>
    <style:style style:name="P1" style:family="paragraph" style:parent-style-name="Heading_20_4" style:master-page-name="First_20_Page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margin-left="0cm" fo:margin-right="0cm" fo:text-indent="0cm" style:auto-text-indent="false">
        <style:tab-stops>
          <style:tab-stop style:position="17cm"/>
        </style:tab-stops>
      </style:paragraph-properties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Text_20_body" style:list-style-name="L5"/>
    <style:style style:name="P8" style:family="paragraph" style:parent-style-name="Text_20_body" style:list-style-name="L5">
      <style:paragraph-properties fo:margin-left="1.251cm" fo:margin-right="0cm" fo:text-indent="0.199cm" style:auto-text-indent="false"/>
    </style:style>
    <style:style style:name="P9" style:family="paragraph" style:parent-style-name="Text_20_body">
      <style:paragraph-properties fo:margin-left="1.251cm" fo:margin-right="0cm" fo:text-indent="0cm" style:auto-text-indent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margin-left="1.251cm" fo:margin-right="0cm" fo:text-indent="0.199cm" style:auto-text-indent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ext_20_body" style:list-style-name="L6"/>
    <style:style style:name="P14" style:family="paragraph" style:parent-style-name="Table_20_Contents">
      <style:paragraph-properties fo:text-align="center" style:justify-single-word="false" fo:background-color="#ff0000">
        <style:background-image/>
      </style:paragraph-properties>
    </style:style>
    <style:style style:name="P15" style:family="paragraph" style:parent-style-name="Text_20_body" style:list-style-name="L6">
      <style:paragraph-properties fo:margin-left="1.251cm" fo:margin-right="0cm" fo:text-indent="0.199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text-properties fo:font-weight="bold" style:font-weight-asian="bold" style:font-weight-complex="bold"/>
    </style:style>
    <style:style style:name="P19" style:family="paragraph" style:parent-style-name="Text_20_body">
      <style:text-properties style:font-name="FreeSerif5" style:text-underline-style="none" fo:font-weight="normal" style:font-name-asian="FreeSerif5" style:font-weight-asian="normal" style:font-name-complex="FreeSerif5" style:font-weight-complex="normal"/>
    </style:style>
    <style:style style:name="P20" style:family="paragraph" style:parent-style-name="Text_20_body">
      <style:paragraph-properties fo:break-before="page"/>
      <style:text-properties style:font-name="FreeSerif5" style:text-underline-style="solid" style:text-underline-width="auto" style:text-underline-color="font-color" fo:font-weight="bold" style:font-name-asian="FreeSerif5" style:font-weight-asian="bold" style:font-name-complex="FreeSerif5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FreeSerif5" style:text-underline-style="none" fo:font-weight="normal" style:font-name-asian="FreeSerif5" style:font-weight-asian="normal" style:font-name-complex="FreeSerif5" style:font-weight-complex="normal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FreeSerif5" fo:font-size="9pt" style:text-underline-style="none" fo:font-weight="bold" style:font-name-asian="FreeSerif5" style:font-size-asian="9pt" style:font-weight-asian="bold" style:font-name-complex="FreeSerif5" style:font-size-complex="9pt" style:font-weight-complex="bold"/>
    </style:style>
    <style:style style:name="P23" style:family="paragraph" style:parent-style-name="Text_20_body">
      <style:paragraph-properties fo:margin-left="0cm" fo:margin-right="0cm" fo:text-indent="0cm" style:auto-text-indent="false"/>
    </style:style>
    <style:style style:name="P24" style:family="paragraph" style:parent-style-name="Text_20_body">
      <style:paragraph-properties fo:margin-left="0cm" fo:margin-right="0cm" fo:text-indent="0.199cm" style:auto-text-indent="false"/>
      <style:text-properties fo:font-weight="normal" style:font-weight-asian="normal" style:font-weight-complex="normal"/>
    </style:style>
    <style:style style:name="P25" style:family="paragraph" style:parent-style-name="Text_20_body" style:list-style-name="L8">
      <style:paragraph-properties fo:margin-left="0cm" fo:margin-right="0cm" fo:text-indent="0cm" style:auto-text-indent="false"/>
    </style:style>
    <style:style style:name="T1" style:family="text">
      <style:text-properties fo:background-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FreeSerif5" style:text-underline-style="none" fo:font-weight="normal" style:font-name-asian="FreeSerif5" style:font-weight-asian="normal" style:font-name-complex="FreeSerif5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 style:parent-style-name="_5b_RPG_5d__20_Áthúzott">
      <style:text-properties style:text-line-through-style="none" style:font-name="FreeSerif6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 style:parent-style-name="_5b_RPG_5d__20_Áthúzott">
      <style:text-properties style:text-line-through-style="none" style:font-name="FreeSerif6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 style:parent-style-name="_5b_RPG_5d__20_Áthúzott">
      <style:text-properties style:text-line-through-style="none" style:font-name="FreeSerif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 style:parent-style-name="_5b_RPG_5d__20_Áthúzott">
      <style:text-properties style:text-line-through-style="none" style:font-name="FreeSerif6" fo:font-size="11pt" fo:font-style="italic" fo:font-weight="normal" fo:background-color="#ff0000" style:font-size-asian="11pt" style:font-style-asian="italic" style:font-weight-asian="normal" style:font-size-complex="11pt" style:font-style-complex="italic" style:font-weight-complex="normal"/>
    </style:style>
    <style:style style:name="T11" style:family="text" style:parent-style-name="_5b_RPG_5d__20_Áthúzott">
      <style:text-properties style:text-line-through-style="none" style:font-name="FreeSerif6" fo:font-size="11pt" fo:font-style="italic" fo:font-weight="normal" style:font-name-asian="FreeSerif6" style:font-size-asian="11pt" style:font-style-asian="italic" style:font-weight-asian="normal" style:font-name-complex="FreeSerif6" style:font-size-complex="11pt" style:font-style-complex="italic" style:font-weight-complex="normal"/>
    </style:style>
    <style:style style:name="T12" style:family="text" style:parent-style-name="_5b_RPG_5d__20_Áthúzott">
      <style:text-properties style:text-line-through-style="none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 style:parent-style-name="_5b_RPG_5d__20_Áthúzott">
      <style:text-properties style:text-line-through-style="none" fo:font-size="11pt" fo:font-style="italic" fo:font-weight="normal" fo:background-color="#ff0000" style:font-size-asian="11pt" style:font-style-asian="italic" style:font-weight-asian="normal" style:font-size-complex="11pt" style:font-style-complex="italic" style:font-weight-complex="normal"/>
    </style:style>
    <style:style style:name="T14" style:family="text" style:parent-style-name="_5b_RPG_5d__20_Áthúzott">
      <style:text-properties style:text-line-through-style="none" style:font-name="FreeSerif6" fo:font-size="11pt" fo:font-style="italic" style:text-underline-style="solid" style:text-underline-width="auto" style:text-underline-color="font-color" fo:font-weight="normal" fo:background-color="#ff0000" style:font-size-asian="11pt" style:font-style-asian="italic" style:font-weight-asian="normal" style:font-size-complex="11pt" style:font-style-complex="italic" style:font-weight-complex="normal"/>
    </style:style>
    <style:style style:name="T15" style:family="text" style:parent-style-name="_5b_RPG_5d__20_Áthúzott">
      <style:text-properties fo:color="#ffffff" style:text-line-through-style="none" style:font-name="FreeSerif6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number text:level="1" text:style-name="Strong_20_Emphasis" style:num-suffix="." style:num-format="1">
        <style:list-level-properties text:min-label-distance="0.101cm"/>
      </text:list-level-style-number>
      <text:list-level-style-number text:level="2" style:num-suffix="." style:num-format="1" text:display-levels="2">
        <style:list-level-properties text:min-label-distance="0.15cm"/>
      </text:list-level-style-number>
      <text:list-level-style-number text:level="3" style:num-suffix=" " style:num-format="1" text:display-levels="3"/>
      <text:list-level-style-number text:level="4" style:num-format=""/>
      <text:list-level-style-number text:level="5" style:num-format="">
        <style:list-level-properties text:min-label-distance="0.101cm"/>
      </text:list-level-style-number>
      <text:list-level-style-number text:level="6" style:num-suffix=". " style:num-format="1" text:display-levels="6"/>
      <text:list-level-style-number text:level="7" style:num-suffix=". " style:num-format="1" text:display-levels="7"/>
      <text:list-level-style-number text:level="8" style:num-suffix=". " style:num-format="1" text:display-levels="8"/>
      <text:list-level-style-number text:level="9" style:num-suffix=". " style:num-format="1" text:display-levels="9"/>
      <text:list-level-style-number text:level="10" style:num-suffix=". " style:num-format="1" text:display-levels="10"/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>Méregkeverés, Méregmester</text:h>
      <text:p text:style-name="Text_20_body">Ez a képzettség tanulható Átfogó képzettségként (ekkor minden típusú méregre vonatkozik), illetve Átlagos képzettségként – ekkor választani kell, hogy mely típusú mérgeket tanulja a karakter a lenti három csoportból:</text:p>
      <text:list text:style-name="L2">
        <text:list-item>
          <text:p text:style-name="P2">Étel és italmérgek</text:p>
        </text:list-item>
        <text:list-item>
          <text:p text:style-name="P2">Légi- és kontaktmérgek</text:p>
        </text:list-item>
        <text:list-item>
          <text:p text:style-name="P2">Fegyvermérgek</text:p>
        </text:list-item>
      </text:list>
      <text:p text:style-name="Text_20_body">A mérgek összetevő szerint csoportosítva három kategóriába sorolhatók:</text:p>
      <text:list text:style-name="L3">
        <text:list-item>
          <text:p text:style-name="P3">állati</text:p>
        </text:list-item>
        <text:list-item>
          <text:p text:style-name="P3">növényi</text:p>
        </text:list-item>
        <text:list-item>
          <text:p text:style-name="P3">ásványi (szervetlen)</text:p>
        </text:list-item>
      </text:list>
      <text:p text:style-name="Text_20_body">Egy jó „szakembernek” tudnia kell, hogy a fenti anyagokból (állat, növény, ásvány) hogyan vonja ki a méreganyagot, ezért:</text:p>
      <text:list text:style-name="L4">
        <text:list-item>
          <text:p text:style-name="P4">A Méregkeverés képzettség szintje nem lehet magasabb, mint az Élettan, Herbalizmus és Alkímia képzettségek szintjeinek összege. <text:span text:style-name="T1">PROBLÉMA: Életten is „halmazos” képzettség (Átfogó-Átlagos)</text:span></text:p>
        </text:list-item>
        <text:list-item>
          <text:p text:style-name="P4">Hogy egy nyersanyagból a karakter ki tud-e vonni méreganyagot, az a fenti képzettségek szintjétől (is) függ. A konkrét esetet és körülményeket figyelembe véve a KM dönt.</text:p>
        </text:list-item>
      </text:list>
      <text:p text:style-name="P5"><text:tab/></text:p>
      <text:p text:style-name="Text_20_body">A Méregkeverés képzettség megadja, hogy az alkalmazó milyen típusú, hatékonyságú mérget képes megalkotni. A mérgeket elkészítésük bonyolultsága szerint egy ún. Szinttel jellemzünk.</text:p>
      <table:table table:name="Tábla5" table:style-name="Tábla5">
        <table:table-column table:style-name="Tábla5.A"/>
        <table:table-row>
          <table:table-cell table:style-name="Tábla5.A1" office:value-type="string">
            <text:p text:style-name="P6">Méreg szintje = X+Y+Z+T+W</text:p>
          </table:table-cell>
        </table:table-row>
      </table:table>
      <text:p text:style-name="Text_20_body">A méregkeverő legfeljebb olyan Szintű mérget képes kikeverni, ami <text:span text:style-name="T2">nem nagyobb a Méregkeverés képzettség szintjének kétszeresénél</text:span>. Valamint szükséges a megfelelő összetevők megléte! </text:p>
      <text:p text:style-name="Text_20_body"><text:span text:style-name="T3">Méreg szintjének kiszámolása</text:span></text:p>
      <text:list text:style-name="L5">
        <text:list-item>
          <text:p text:style-name="P7"><text:span text:style-name="T2">X</text:span>: méreg erőssége (1-10): Ez adja meg, hogy mennyire nehezen áll ellen a szervezet a méregnek, mennyire hatékony. Gyakorlatilag az összetevők „erejétől” függ. A hatékonyabb (esetleg titkos) összetevők ismerete a magas szintű méregkeverés ismérve.</text:p>
        </text:list-item>
        <text:list-item>
          <text:p text:style-name="P8">Az 1-es a leggyengébb, a 10-es a legerősebb mérgek jellemzője (Figyelem! Az erősség nem egyenlő a romboló hatással! Léteznek például nagyon hatékony, 10-es erősségű altatók is)</text:p>
        </text:list-item>
        <text:list-item>
          <text:p text:style-name="P8">Plusz adag: ha a normális adagnál nagyobb mennyiséget használunk fel, megnőhet a méreg erőssége (KM dönt). Szabály: a méreg erősségét az adag növelésével <text:span text:style-name="T2">legfeljebb duplájára</text:span> növelhetjük!! Vegyük figyelembe viszont, hogy a hordozó közeg (levegő, fegyver pengéje, stb) legfeljebb mekkora adagot képes tárolni, valamint egyéb nehezítő körülményeket is: pl az italméregben nagyobb mennyiségnél nagyon feltűnő lehet a megváltozott íz, stb.<text:line-break/><text:span text:style-name="T1">TODO: adag növelés és Erősség növekedés matematikai kapcsolata</text:span></text:p>
        </text:list-item>
      </text:list>
      <text:p text:style-name="P9"/>
      <text:list text:style-name="L5">
        <text:list-item text:start-value="1">
          <text:p text:style-name="P7"><text:span text:style-name="T2">Y</text:span>: hatása súlyossága</text:p>
        </text:list-item>
      </text:list>
      <table:table table:name="Tábla1" table:style-name="Tábla1">
        <table:table-column table:style-name="Tábla1.A"/>
        <table:table-column table:style-name="Tábla1.B"/>
        <table:table-column table:style-name="Tábla1.C"/>
        <table:table-row>
          <table:table-cell table:style-name="Tábla1.A1" office:value-type="string">
            <text:p text:style-name="P10">Hatás max súlyossága</text:p>
          </table:table-cell>
          <table:table-cell table:style-name="Tábla1.A1" office:value-type="string">
            <text:p text:style-name="P10">Érték</text:p>
          </table:table-cell>
          <table:table-cell table:style-name="Tábla1.C1" office:value-type="string">
            <text:p text:style-name="P10">Követelmény</text:p>
          </table:table-cell>
        </table:table-row>
        <table:table-row>
          <table:table-cell table:style-name="Tábla1.A2" office:value-type="string">
            <text:p text:style-name="Table_20_Contents">Enyhe rosszullét, hányás</text:p>
          </table:table-cell>
          <table:table-cell table:style-name="Tábla1.A2" office:value-type="string">
            <text:p text:style-name="P10">1</text:p>
          </table:table-cell>
          <table:table-cell table:style-name="Tábla1.C2" office:value-type="string">
            <text:p text:style-name="P10">-</text:p>
          </table:table-cell>
        </table:table-row>
        <table:table-row>
          <table:table-cell table:style-name="Tábla1.A2" office:value-type="string">
            <text:p text:style-name="Table_20_Contents">Kábulat, Görcs</text:p>
          </table:table-cell>
          <table:table-cell table:style-name="Tábla1.A2" office:value-type="string">
            <text:p text:style-name="P10">2</text:p>
          </table:table-cell>
          <table:table-cell table:style-name="Tábla1.C2" office:value-type="string">
            <text:p text:style-name="P10">-</text:p>
          </table:table-cell>
        </table:table-row>
        <table:table-row>
          <table:table-cell table:style-name="Tábla1.A2" office:value-type="string">
            <text:p text:style-name="Table_20_Contents">Bódulat, Részleges bénulás</text:p>
          </table:table-cell>
          <table:table-cell table:style-name="Tábla1.A2" office:value-type="string">
            <text:p text:style-name="P10">3</text:p>
          </table:table-cell>
          <table:table-cell table:style-name="Tábla1.C2" office:value-type="string">
            <text:p text:style-name="P10">-</text:p>
          </table:table-cell>
        </table:table-row>
        <table:table-row>
          <table:table-cell table:style-name="Tábla1.A2" office:value-type="string">
            <text:p text:style-name="Table_20_Contents">Életveszély, Teljes bénulás</text:p>
          </table:table-cell>
          <table:table-cell table:style-name="Tábla1.A2" office:value-type="string">
            <text:p text:style-name="P10">4</text:p>
          </table:table-cell>
          <table:table-cell table:style-name="Tábla1.C2" office:value-type="string">
            <text:p text:style-name="P10">-</text:p>
          </table:table-cell>
        </table:table-row>
        <table:table-row>
          <table:table-cell table:style-name="Tábla1.A2" office:value-type="string">
            <text:p text:style-name="Table_20_Contents">Halál</text:p>
          </table:table-cell>
          <table:table-cell table:style-name="Tábla1.A2" office:value-type="string">
            <text:p text:style-name="P10">5</text:p>
          </table:table-cell>
          <table:table-cell table:style-name="Tábla1.C2" office:value-type="string">
            <text:p text:style-name="P10">-</text:p>
          </table:table-cell>
        </table:table-row>
      </table:table>
      <text:p text:style-name="P11"/>
      <text:list text:style-name="L5">
        <text:list-item text:start-value="1">
          <text:p text:style-name="P7"><text:span text:style-name="T2">Z</text:span>: meddig áll el szabad levegőn/<text:span text:style-name="T1">folyadékban</text:span>?</text:p>
        </text:list-item>
      </text:list>
      <table:table table:name="Tábla2" table:style-name="Tábla2">
        <table:table-column table:style-name="Tábla2.A"/>
        <table:table-column table:style-name="Tábla2.B"/>
        <table:table-column table:style-name="Tábla2.C"/>
        <table:table-row>
          <table:table-cell table:style-name="Tábla2.A1" office:value-type="string">
            <text:p text:style-name="P10">Meddig áll el?</text:p>
          </table:table-cell>
          <table:table-cell table:style-name="Tábla2.A1" office:value-type="string">
            <text:p text:style-name="P10">Érték</text:p>
          </table:table-cell>
          <table:table-cell table:style-name="Tábla2.C1" office:value-type="string">
            <text:p text:style-name="P10">Méregkeverés<text:line-break/>követelmény</text:p>
          </table:table-cell>
        </table:table-row>
        <table:table-row>
          <table:table-cell table:style-name="Tábla2.A2" office:value-type="string">
            <text:p text:style-name="Table_20_Contents">Pár másodperc</text:p>
          </table:table-cell>
          <table:table-cell table:style-name="Tábla2.A2" office:value-type="string">
            <text:p text:style-name="P10">0</text:p>
          </table:table-cell>
          <table:table-cell table:style-name="Tábla2.C2" office:value-type="string">
            <text:p text:style-name="P10">-</text:p>
          </table:table-cell>
        </table:table-row>
        <table:table-row>
          <table:table-cell table:style-name="Tábla2.A2" office:value-type="string">
            <text:p text:style-name="Table_20_Contents">1 perc</text:p>
          </table:table-cell>
          <table:table-cell table:style-name="Tábla2.A2" office:value-type="string">
            <text:p text:style-name="P10">1</text:p>
          </table:table-cell>
          <table:table-cell table:style-name="Tábla2.C2" office:value-type="string">
            <text:p text:style-name="P10">-</text:p>
          </table:table-cell>
        </table:table-row>
        <table:table-row>
          <table:table-cell table:style-name="Tábla2.A2" office:value-type="string">
            <text:p text:style-name="Table_20_Contents">10 perc</text:p>
          </table:table-cell>
          <table:table-cell table:style-name="Tábla2.A2" office:value-type="string">
            <text:p text:style-name="P10">2</text:p>
          </table:table-cell>
          <table:table-cell table:style-name="Tábla2.C2" office:value-type="string">
            <text:p text:style-name="P10">-</text:p>
          </table:table-cell>
        </table:table-row>
        <table:table-row>
          <table:table-cell table:style-name="Tábla2.A2" office:value-type="string">
            <text:p text:style-name="Table_20_Contents">1 óra</text:p>
          </table:table-cell>
          <table:table-cell table:style-name="Tábla2.A2" office:value-type="string">
            <text:p text:style-name="P10">3</text:p>
          </table:table-cell>
          <table:table-cell table:style-name="Tábla2.C2" office:value-type="string">
            <text:p text:style-name="P10">3.szint</text:p>
          </table:table-cell>
        </table:table-row>
        <table:table-row>
          <table:table-cell table:style-name="Tábla2.A2" office:value-type="string">
            <text:p text:style-name="Table_20_Contents">1 nap</text:p>
          </table:table-cell>
          <table:table-cell table:style-name="Tábla2.A2" office:value-type="string">
            <text:p text:style-name="P10">4</text:p>
          </table:table-cell>
          <table:table-cell table:style-name="Tábla2.C2" office:value-type="string">
            <text:p text:style-name="P10">6.szint</text:p>
          </table:table-cell>
        </table:table-row>
        <table:table-row>
          <table:table-cell table:style-name="Tábla2.A2" office:value-type="string">
            <text:p text:style-name="Table_20_Contents">1 hónap</text:p>
          </table:table-cell>
          <table:table-cell table:style-name="Tábla2.A2" office:value-type="string">
            <text:p text:style-name="P10">5</text:p>
          </table:table-cell>
          <table:table-cell table:style-name="Tábla2.C2" office:value-type="string">
            <text:p text:style-name="P10">9.szint</text:p>
          </table:table-cell>
        </table:table-row>
        <table:table-row>
          <table:table-cell table:style-name="Tábla2.A2" office:value-type="string">
            <text:p text:style-name="Table_20_Contents">Örökké</text:p>
          </table:table-cell>
          <table:table-cell table:style-name="Tábla2.A2" office:value-type="string">
            <text:p text:style-name="P10">6</text:p>
          </table:table-cell>
          <table:table-cell table:style-name="Tábla2.C2" office:value-type="string">
            <text:p text:style-name="P10">12.szint</text:p>
          </table:table-cell>
        </table:table-row>
      </table:table>
      <text:p text:style-name="Standard"/>
      <text:p text:style-name="Standard"/>
      <text:p text:style-name="P12"/>
      <text:list text:style-name="L6">
        <text:list-item>
          <text:p text:style-name="P13"><text:span text:style-name="T2">T</text:span>: Hatóidő</text:p>
        </text:list-item>
      </text:list>
      <table:table table:name="Tábla4" table:style-name="Tábla4">
        <table:table-column table:style-name="Tábla4.A"/>
        <table:table-column table:style-name="Tábla4.B"/>
        <table:table-column table:style-name="Tábla4.C"/>
        <table:table-row>
          <table:table-cell table:style-name="Tábla4.A1" office:value-type="string">
            <text:p text:style-name="P10">Milyen gyorsan hat?</text:p>
          </table:table-cell>
          <table:table-cell table:style-name="Tábla4.A1" office:value-type="string">
            <text:p text:style-name="P10">Érték</text:p>
          </table:table-cell>
          <table:table-cell table:style-name="Tábla4.C1" office:value-type="string">
            <text:p text:style-name="P10">Követelmény</text:p>
          </table:table-cell>
        </table:table-row>
        <table:table-row>
          <table:table-cell table:style-name="Tábla4.A2" office:value-type="string">
            <text:p text:style-name="Table_20_Contents">30 perc - 3 óra múlva</text:p>
          </table:table-cell>
          <table:table-cell table:style-name="Tábla4.A2" office:value-type="string">
            <text:p text:style-name="P10">0</text:p>
          </table:table-cell>
          <table:table-cell table:style-name="Tábla4.C2" office:value-type="string">
            <text:p text:style-name="P10">-</text:p>
          </table:table-cell>
        </table:table-row>
        <table:table-row>
          <table:table-cell table:style-name="Tábla4.A3" office:value-type="string">
            <text:p text:style-name="Table_20_Contents">4 – 23 óra múlva</text:p>
          </table:table-cell>
          <table:table-cell table:style-name="Tábla4.A3" office:value-type="string">
            <text:p text:style-name="P10">+1</text:p>
          </table:table-cell>
          <table:table-cell table:style-name="Tábla4.C3" office:value-type="string">
            <text:p text:style-name="P14">3.szint</text:p>
          </table:table-cell>
        </table:table-row>
        <table:table-row>
          <table:table-cell table:style-name="Tábla4.A4" office:value-type="string">
            <text:p text:style-name="Table_20_Contents">2-20 perc múlva</text:p>
          </table:table-cell>
          <table:table-cell table:style-name="Tábla4.A4" office:value-type="string">
            <text:p text:style-name="P10">+1</text:p>
          </table:table-cell>
          <table:table-cell table:style-name="Tábla4.C4" office:value-type="string">
            <text:p text:style-name="P14">3.szint</text:p>
          </table:table-cell>
        </table:table-row>
        <table:table-row>
          <table:table-cell table:style-name="Tábla4.A3" office:value-type="string">
            <text:p text:style-name="Table_20_Contents">1-10 nap múlva</text:p>
          </table:table-cell>
          <table:table-cell table:style-name="Tábla4.A3" office:value-type="string">
            <text:p text:style-name="P10">+2</text:p>
          </table:table-cell>
          <table:table-cell table:style-name="Tábla4.C3" office:value-type="string">
            <text:p text:style-name="P14">5.szint</text:p>
          </table:table-cell>
        </table:table-row>
        <table:table-row>
          <table:table-cell table:style-name="Tábla4.A4" office:value-type="string">
            <text:p text:style-name="Table_20_Contents">2-6 kör múlva</text:p>
          </table:table-cell>
          <table:table-cell table:style-name="Tábla4.A4" office:value-type="string">
            <text:p text:style-name="P10">+2</text:p>
          </table:table-cell>
          <table:table-cell table:style-name="Tábla4.C4" office:value-type="string">
            <text:p text:style-name="P14">5.szint</text:p>
          </table:table-cell>
        </table:table-row>
        <table:table-row>
          <table:table-cell table:style-name="Tábla4.A3" office:value-type="string">
            <text:p text:style-name="Table_20_Contents">2-4 hét múlva</text:p>
          </table:table-cell>
          <table:table-cell table:style-name="Tábla4.A3" office:value-type="string">
            <text:p text:style-name="P10">+3</text:p>
          </table:table-cell>
          <table:table-cell table:style-name="Tábla4.C3" office:value-type="string">
            <text:p text:style-name="P14">7.szint</text:p>
          </table:table-cell>
        </table:table-row>
        <table:table-row>
          <table:table-cell table:style-name="Tábla4.A4" office:value-type="string">
            <text:p text:style-name="Table_20_Contents">Gyorsan (10 szegmens)</text:p>
          </table:table-cell>
          <table:table-cell table:style-name="Tábla4.A4" office:value-type="string">
            <text:p text:style-name="P10">+4</text:p>
          </table:table-cell>
          <table:table-cell table:style-name="Tábla4.C4" office:value-type="string">
            <text:p text:style-name="P14">7.szint</text:p>
          </table:table-cell>
        </table:table-row>
        <table:table-row>
          <table:table-cell table:style-name="Tábla4.A3" office:value-type="string">
            <text:p text:style-name="Table_20_Contents">Hónapok múlva</text:p>
          </table:table-cell>
          <table:table-cell table:style-name="Tábla4.A3" office:value-type="string">
            <text:p text:style-name="P10">+4</text:p>
          </table:table-cell>
          <table:table-cell table:style-name="Tábla4.C3" office:value-type="string">
            <text:p text:style-name="P14">9.szint</text:p>
          </table:table-cell>
        </table:table-row>
        <table:table-row>
          <table:table-cell table:style-name="Tábla4.A4" office:value-type="string">
            <text:p text:style-name="Table_20_Contents">Azonnal (1szegmens)</text:p>
          </table:table-cell>
          <table:table-cell table:style-name="Tábla4.A4" office:value-type="string">
            <text:p text:style-name="P10">+5</text:p>
          </table:table-cell>
          <table:table-cell table:style-name="Tábla4.C4" office:value-type="string">
            <text:p text:style-name="P14">9.szint</text:p>
          </table:table-cell>
        </table:table-row>
        <table:table-row>
          <table:table-cell table:style-name="Tábla4.A3" office:value-type="string">
            <text:p text:style-name="Table_20_Contents">Évek múlva</text:p>
          </table:table-cell>
          <table:table-cell table:style-name="Tábla4.A3" office:value-type="string">
            <text:p text:style-name="P10">+5</text:p>
          </table:table-cell>
          <table:table-cell table:style-name="Tábla4.C3" office:value-type="string">
            <text:p text:style-name="P14">12.szint</text:p>
          </table:table-cell>
        </table:table-row>
      </table:table>
      <text:p text:style-name="Standard"/>
      <text:list text:style-name="L6">
        <text:list-item text:start-value="1">
          <text:p text:style-name="P13"><text:span text:style-name="T2">W</text:span>: Speciális</text:p>
        </text:list-item>
        <text:list-item>
          <text:p text:style-name="P15">Több komponensű: minden újabb komponensre bontás: <text:span text:style-name="T2">+2</text:span></text:p>
        </text:list-item>
        <text:list-item>
          <text:p text:style-name="P15">Több hordozó közeg (étel/ital, légnemű, véráramban ható): plusz hordozónként <text:span text:style-name="T2">+3</text:span></text:p>
        </text:list-item>
        <text:list-item>
          <text:p text:style-name="P15">Kis mennyiség: ha egészen kis mennyiség is elég 1 adaghoz: <text:span text:style-name="T2">+2</text:span></text:p>
        </text:list-item>
      </text:list>
      <text:p text:style-name="P16"/>
      <text:p text:style-name="Text_20_body">Pl: Brutális altató (italméreg): </text:p>
      <text:list text:style-name="L7">
        <text:list-item>
          <text:p text:style-name="P17">Erősség: 10 <text:s/>(a legerősebb)</text:p>
        </text:list-item>
        <text:list-item>
          <text:p text:style-name="P17">Hatás max súlyossága: 1 (alvás)</text:p>
        </text:list-item>
        <text:list-item>
          <text:p text:style-name="P17">Meddig áll el: +4 (1 nap folyadékban)</text:p>
        </text:list-item>
        <text:list-item>
          <text:p text:style-name="P17">Hatóidő: +5 (azonnal)</text:p>
        </text:list-item>
        <text:list-item>
          <text:p text:style-name="P17">1 komponensű, 1 hordozó közeg, normál adag: +0</text:p>
        </text:list-item>
        <text:list-item>
          <text:p text:style-name="P18">Így a méreg szintje: <text:span text:style-name="T4">20 </text:span><text:span text:style-name="T5">→ Minimum 10. szintű méregkeverés szükséges<text:line-break/>Látható, hogy egy fél óra alatt ható ugyanilyen méreghez elég lenne a 8.szintű méregkeverés is.</text:span></text:p>
        </text:list-item>
      </text:list>
      <text:p text:style-name="P19">A méregellenállást pedig 10 ellen (méreg erőssége) kell dobni.</text:p>
      <text:p text:style-name="P19"/>
      <text:p text:style-name="P19"/>
      <text:p text:style-name="P20">Méregellenállás</text:p>
      <text:p text:style-name="P19">A Méregellenállás próba egyszerű Tulajdonság próba, melynél a karakter Edzettség Tulajdonsága számít.</text:p>
      <table:table table:name="Tábla6" table:style-name="Tábla6">
        <table:table-column table:style-name="Tábla6.A"/>
        <table:table-row>
          <table:table-cell table:style-name="Tábla6.A1" office:value-type="string">
            <text:p text:style-name="P21"><text:span text:style-name="T2">Méregellenállás <text:s text:c="2"/></text:span><text:line-break/>(Edzettség + k6) <text:s/><text:span text:style-name="T2">vs</text:span> <text:s/>Méreg Erőssége*</text:p>
          </table:table-cell>
        </table:table-row>
      </table:table>
      <text:p text:style-name="P22"><text:span text:style-name="T6">*</text:span>A méregellenállást a méreg Erőssége (és NEM szintje) ellen kell dobni!!!</text:p>
      <text:p text:style-name="P23"><text:span text:style-name="T7"/></text:p>
      <text:p text:style-name="P23"><text:span text:style-name="T7">Másodlagos hatás</text:span></text:p>
      <text:p text:style-name="P24"><text:span text:style-name="T8">A mérgeknek lehet ún. </text:span><text:span text:style-name="T9">Másodlagos hatása</text:span><text:span text:style-name="T8">, amely a sikeres próba esetén következik be. Ennek hatása legfeljebb a rendes hatásnál 1-el (</text:span><text:span text:style-name="T10">2-vel???</text:span><text:span text:style-name="T8">) alacsonyabb kategóriájú lehet. <text:line-break/>(Pl. Halál</text:span><text:span text:style-name="T11">→</text:span><text:span text:style-name="T12">Életveszély(</text:span><text:span text:style-name="T13">vagy Bódulat)</text:span><text:span text:style-name="T12">)</text:span></text:p>
      <text:p text:style-name="P23"><text:span text:style-name="T8"/></text:p>
      <text:p text:style-name="P23"><text:span text:style-name="T14">Kérdések:</text:span></text:p>
      <text:list text:style-name="L8">
        <text:list-item>
          <text:p text:style-name="P25"><text:span text:style-name="T8">Lehessen specializációban 1 bizonyos méregre szakosodni (jelenleg igen). Ha igen, akkor mi a különbség a 3.szintű és mondjuk a 9.szintű ilyen képzettség között? Ez így elég hülyén jön ki.<text:line-break/>Vagy: 1 fajta méregre lehessen egy kategórián belül. Pl. Fegyvermérgek kategória és azon belül is csak a Kínmérgek.</text:span></text:p>
        </text:list-item>
      </text:list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15">Ailtas, 200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6" svg:font-family="FreeSerif" style:font-family-generic="roman" style:font-pitch="variable"/>
    <style:font-face style:name="FreeSerif5" svg:font-family="FreeSerif" style:font-adornments="Dőlt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100</text:p>
      </style:header>
      <style:footer>
        <text:p text:style-name="P2"><text:page-number text:select-page="current">5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V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km100 Méregkeverés, méregellenállás</dc:title>
    <dc:subject>Méregkeverés, méregellenállás</dc:subject>
    <dc:language>hu-H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5" meta:paragraph-count="122" meta:word-count="650" meta:character-count="4258"/>
  </office:meta>
</office:document-meta>
</file>